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600000172F21052C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0000"/>
    </style:style>
    <style:style style:name="P4" style:family="paragraph"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15.24cm" svg:x="2.90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6.43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13.709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9.25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2.43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175cm" svg:x="17.51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635cm" svg:x="20.685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2cm" svg:height="1.52cm" svg:x="20.32cm" svg:y="18.145cm">
          <draw:text-box>
            <text:p><text:span text:style-name="T1">C6 Laboratory</text:span></text:p>
          </draw:text-box>
        </draw:frame>
        <draw:frame draw:style-name="gr3" draw:layer="layout" svg:width="2.54cm" svg:height="1.038cm" svg:x="21.12cm" svg:y="2.002cm">
          <draw:text-box>
            <text:p>door</text:p>
          </draw:text-box>
        </draw:frame>
        <draw:frame draw:style-name="gr4" draw:text-style-name="P1" draw:layer="layout" svg:width="3.08cm" svg:height="2.43cm" svg:x="20.285cm" svg:y="12.73cm">
          <draw:image xlink:href="Pictures/10000201000001D600000172F21052C1.png" xlink:type="simple" xlink:show="embed" xlink:actuate="onLoad">
            <text:p/>
          </draw:image>
        </draw:frame>
        <draw:frame draw:style-name="gr4" draw:text-style-name="P1" draw:layer="layout" svg:width="3.08cm" svg:height="2.43cm" svg:x="13.285cm" svg:y="14.73cm">
          <draw:image xlink:href="Pictures/10000201000001D600000172F21052C1.png" xlink:type="simple" xlink:show="embed" xlink:actuate="onLoad">
            <text:p/>
          </draw:image>
        </draw:frame>
        <draw:frame draw:style-name="gr4" draw:text-style-name="P1" draw:layer="layout" svg:width="3.08cm" svg:height="2.43cm" svg:x="2.985cm" svg:y="14.73cm">
          <draw:image xlink:href="Pictures/10000201000001D600000172F21052C1.png" xlink:type="simple" xlink:show="embed" xlink:actuate="onLoad">
            <text:p/>
          </draw:image>
        </draw:frame>
        <draw:frame draw:style-name="gr4" draw:text-style-name="P1" draw:layer="layout" svg:width="3.08cm" svg:height="2.43cm" svg:x="2.985cm" svg:y="2.33cm">
          <draw:image xlink:href="Pictures/10000201000001D600000172F21052C1.png" xlink:type="simple" xlink:show="embed" xlink:actuate="onLoad">
            <text:p/>
          </draw:image>
        </draw:frame>
        <draw:frame draw:style-name="gr4" draw:text-style-name="P1" draw:layer="layout" svg:width="3.08cm" svg:height="2.43cm" svg:x="9.585cm" svg:y="2.33cm">
          <draw:image xlink:href="Pictures/10000201000001D600000172F21052C1.png" xlink:type="simple" xlink:show="embed" xlink:actuate="onLoad">
            <text:p/>
          </draw:image>
        </draw:frame>
        <draw:frame draw:style-name="gr4" draw:text-style-name="P1" draw:layer="layout" svg:width="3.08cm" svg:height="2.43cm" svg:x="16.185cm" svg:y="2.33cm">
          <draw:image xlink:href="Pictures/10000201000001D600000172F21052C1.png" xlink:type="simple" xlink:show="embed" xlink:actuate="onLoad">
            <text:p/>
          </draw:image>
        </draw:frame>
        <draw:frame draw:style-name="gr5" draw:text-style-name="P3" draw:layer="layout" svg:width="3.175cm" svg:height="1.905cm" svg:x="17.51cm" svg:y="12.43cm">
          <draw:text-box>
            <text:p><text:span text:style-name="T2">BS (111.111)</text:span></text:p>
          </draw:text-box>
        </draw:frame>
        <draw:frame draw:style-name="gr5" draw:text-style-name="P4" draw:layer="layout" svg:width="2.64cm" svg:height="1.905cm" svg:x="16.875cm" svg:y="4.81cm">
          <draw:text-box>
            <text:p><text:span text:style-name="T3">MN1 (5.78)</text:span></text:p>
          </draw:text-box>
        </draw:frame>
        <draw:frame draw:style-name="gr5" draw:text-style-name="P4" draw:layer="layout" svg:width="2.414cm" svg:height="1.905cm" svg:x="10.016cm" svg:y="4.641cm">
          <draw:text-box>
            <text:p><text:span text:style-name="T3">MN2 (6.60)</text:span></text:p>
          </draw:text-box>
        </draw:frame>
        <draw:frame draw:style-name="gr5" draw:text-style-name="P4" draw:layer="layout" svg:width="2.414cm" svg:height="1.905cm" svg:x="3.416cm" svg:y="4.642cm">
          <draw:text-box>
            <text:p><text:span text:style-name="T3">MN3 (5.91)</text:span></text:p>
          </draw:text-box>
        </draw:frame>
        <draw:frame draw:style-name="gr5" draw:text-style-name="P4" draw:layer="layout" svg:width="2.414cm" svg:height="1.905cm" svg:x="3.416cm" svg:y="12.843cm">
          <draw:text-box>
            <text:p><text:span text:style-name="T3">MN4 (6.58)</text:span></text:p>
          </draw:text-box>
        </draw:frame>
        <draw:frame draw:style-name="gr5" draw:text-style-name="P4" draw:layer="layout" svg:width="2.414cm" svg:height="1.905cm" svg:x="13.816cm" svg:y="12.844cm">
          <draw:text-box>
            <text:p><text:span text:style-name="T3">MN5 (6.1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23T18:36:13</meta:creation-date>
    <dc:date>2011-03-15T17:28:32</dc:date>
    <meta:editing-duration>PT00H30M24S</meta:editing-duration>
    <meta:editing-cycles>4</meta:editing-cycles>
    <meta:generator>OpenOffice.org/3.1$Linux OpenOffice.org_project/310m11$Build-9399</meta:generator>
    <dc:creator>Bea C</dc:cre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